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9.75pt" fo:font-style="normal" style:text-underline-style="solid" style:text-underline-width="auto" style:text-underline-color="font-color" fo:font-weight="normal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800000" style:text-line-through-style="none" style:text-line-through-type="none" style:font-name="Arial" fo:font-size="15pt" fo:font-style="normal" style:text-underline-style="none" fo:font-weight="bold" officeooo:rsid="00065bff" officeooo:paragraph-rsid="00065bff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font-name="Arial" fo:font-size="9.75pt" fo:font-style="normal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FAIRE POUR DEMAIN : FINIR LE CLASSEMENT DES TERMES ET ACTIONS</text:p>
      <text:p text:style-name="P2"/>
      <text:p text:style-name="P2"><text:bookmark text:name="docs-internal-guid-d534001b-4f3b-1db5-a493-be1719d0c9d1"/>Dictionnaire</text:p>
      <text:p text:style-name="P6"><text:span text:style-name="T1"><text:line-break/></text:span><text:span text:style-name="T3">Gameplay:</text:span></text:p>
      <text:p text:style-name="Text_20_body"/>
      <text:p text:style-name="P3">UTILISATEUR</text:p>
      <text:p text:style-name="P6"><text:span text:style-name="T3">utilisateur :</text:span><text:span text:style-name="T2"> </text:span><text:span text:style-name="T1">celui qui utilise l’application</text:span></text:p>
      <text:p text:style-name="P6"><text:span text:style-name="T3">pseudo</text:span><text:span text:style-name="T2"> </text:span><text:span text:style-name="T1">: nom de l’utilisateur défini à l ‘inscription (et modifiable par la suite dans les paramètres)</text:span></text:p>
      <text:p text:style-name="Text_20_body"/>
      <text:p text:style-name="P3">ARBRE DE COMPETENCES</text:p>
      <text:p text:style-name="P6"><text:span text:style-name="T3">arbre de compétence</text:span><text:span text:style-name="T2"> </text:span><text:span text:style-name="T1">: arbre composé de branches listant toutes les compétences disponibles pour les utilisateurs, celle-ci sont à débloquer au fur et à mesure de leur progression.</text:span></text:p>
      <text:p text:style-name="P6"><text:span text:style-name="T3">technicien</text:span><text:span text:style-name="T2"> </text:span><text:span text:style-name="T1">: branche de l’arbre de compétence, toutes les compétences de maintenance</text:span></text:p>
      <text:p text:style-name="P6"><text:span text:style-name="T3">hackeur</text:span><text:span text:style-name="T2"> </text:span><text:span text:style-name="T1">: branche de l’arbre de compétence, toutes les compétences de piratage</text:span></text:p>
      <text:p text:style-name="P6"><text:span text:style-name="T3">éclaireur</text:span><text:span text:style-name="T2"> </text:span><text:span text:style-name="T1">: branche de l’arbre de compétence, toutes les compétences de clairvoyance</text:span></text:p>
      <text:p text:style-name="Text_20_body"/>
      <text:p text:style-name="P3">CARACTÉRISTIQUES</text:p>
      <text:p text:style-name="P6"><text:span text:style-name="T3">coordonnées</text:span><text:span text:style-name="T1">: position donnée par une latitude et une longitude. </text:span></text:p>
      <text:p text:style-name="P6"><text:span text:style-name="T3">niveau</text:span><text:span text:style-name="T2"> </text:span><text:span text:style-name="T1">: échelle de valeur représentant l’expérience accumulée par un utilisateur.</text:span></text:p>
      <text:p text:style-name="P2">Plus le niveau est élevé, plus l’utilisateur est expérimenté.</text:p>
      <text:p text:style-name="P2">Un item possède également un niveau. </text:p>
      <text:p text:style-name="P2">Un utilisateur peut utiliser un item de niveau inférieur ou égal à lui-même.</text:p>
      <text:p text:style-name="P2">Il existe 8 niveaux différents.</text:p>
      <text:p text:style-name="P6"><text:span text:style-name="T3">expérience</text:span><text:span text:style-name="T2"> </text:span><text:span text:style-name="T1">: Unité servant à mesurer la progression du joueur. L'expérience d’un joueur se cumule au fur et a mesure du temps lorsqu’il effectue certaine actions. Ce cumule détermine le niveau du joueur. </text:span></text:p>
      <text:p text:style-name="P6"><text:span text:style-name="T3">énergie</text:span><text:span text:style-name="T2"> </text:span><text:span text:style-name="T1">: ressource principale du jeu qui peut être la barre de vie d’une construction (tourelle, portail… etc) mais aussi nous permet d’agir</text:span></text:p>
      <text:p text:style-name="P6"><text:span text:style-name="T3">compétence</text:span><text:span text:style-name="T1">/</text:span><text:span text:style-name="T3">skill</text:span><text:span text:style-name="T1">: spécialité d’un utilisateur lui permettant d’effectuer certaines actions ou d’avoir certains avantages. Les compétences s’acquièrent en augmentant les points d’expériences durant les sessions de jeu.</text:span></text:p>
      <text:p text:style-name="Text_20_body"/>
      <text:p text:style-name="P3">GAMEPLAY</text:p>
      <text:p text:style-name="P6"><text:span text:style-name="T3">rayon d’action/ champ d’action</text:span><text:span text:style-name="T2"> </text:span><text:span text:style-name="T1">: distance à partir de laquelle un joueur peut interagir avec un item ou une construction.</text:span></text:p>
      <text:p text:style-name="P6"><text:span text:style-name="T3">portail</text:span><text:span text:style-name="T2"> </text:span><text:span text:style-name="T1">: point de contrôle / borne d’une zone qui appartient à une équipe et qui est définie par une longitude et latitude que l’on peut pirater afin de dropper des items, le niveau du portail correspond à la moyenne de ses résonateurs</text:span></text:p>
      <text:p text:style-name="P6"><text:span text:style-name="T3">drop</text:span><text:span text:style-name="T2"> </text:span><text:span text:style-name="T1">: apparition d’item</text:span></text:p>
      <text:p text:style-name="P6"><text:span text:style-name="T3">item</text:span><text:span text:style-name="T2"> </text:span><text:span text:style-name="T1">: objet utilisable par un utilisateur</text:span></text:p>
      <text:p text:style-name="P6"><text:span text:style-name="T3">amplificateur de lien</text:span><text:span text:style-name="T1">: item, qui appliqué à un portail, augmente la portée de celle-ci.</text:span></text:p>
      <text:p text:style-name="P6"><text:soft-page-break/><text:span text:style-name="T3">multi-piratage</text:span><text:span text:style-name="T1">: item, qui appliqué à un portail, permet de s’affranchir de la limite de piratage d’un portail.</text:span></text:p>
      <text:p text:style-name="P6"><text:span text:style-name="T3">tourelle</text:span><text:span text:style-name="T2"> </text:span><text:span text:style-name="T1">: construction de défense attaquant tout joueur ennemi faisant une action dans la zone</text:span></text:p>
      <text:p text:style-name="P6"><text:span text:style-name="T3">résonateur</text:span><text:span text:style-name="T2"> </text:span><text:span text:style-name="T1">: item permettant de prendre le contrôle d’un portail, il caractérise le portail de part son nombre et son niveau</text:span></text:p>
      <text:p text:style-name="P6"><text:span text:style-name="T3">clé</text:span><text:span text:style-name="T2"> </text:span><text:span text:style-name="T1">: item qui permet de relier des portails entre-eux afin de créer une zone</text:span></text:p>
      <text:p text:style-name="P6"><text:span text:style-name="T3">zone</text:span><text:span text:style-name="T2"> </text:span><text:span text:style-name="T1">: espace délimité par des portails (reliés par des clés), appartenant à une équipe</text:span></text:p>
      <text:p text:style-name="P6"><text:span text:style-name="T3">territoire</text:span><text:span text:style-name="T2"> </text:span><text:span text:style-name="T1">: ensemble des zones d’une équipe</text:span></text:p>
      <text:p text:style-name="P6"><text:span text:style-name="T3">virus</text:span><text:span text:style-name="T2"> </text:span><text:span text:style-name="T1">: item permettant de détruire un lien formé entre deux portails (de sa propre équipe)</text:span></text:p>
      <text:p text:style-name="P6"><text:span text:style-name="T3">construction</text:span><text:span text:style-name="T2"> </text:span><text:span text:style-name="T1">: tourelles, portails, drones, items sur lesquels on peut interagir et qui ont une existence propre</text:span></text:p>
      <text:p text:style-name="P6"><text:span text:style-name="T3">drone</text:span><text:span text:style-name="T2"> </text:span><text:span text:style-name="T1">: item permettant de connaître la position des joueurs ennemis durant un temps prédéfini et dans un rayon d’action prédéfini. </text:span></text:p>
      <text:p text:style-name="P6"><text:span text:style-name="T3">bouclier</text:span><text:span text:style-name="T2"> </text:span><text:span text:style-name="T1">: item permettant la protection d’un portail. Cet item permet d’ajouter un supplément d’énergie au portail sélectionné.</text:span></text:p>
      <text:p text:style-name="P6"><text:span text:style-name="T3">jeu persistant :</text:span><text:span text:style-name="T2"> </text:span><text:span text:style-name="T1">Le jeu n’a ni début ni fin, il continue 24/24h et tout les actions du jeux sont définitive. La création d’un lien, d’une structure ou autre est définitive dans le temps jusqu’à sa destruction par un autre joueur. </text:span></text:p>
      <text:p text:style-name="P6"><text:span text:style-name="T3">map/carte : </text:span><text:span text:style-name="T1">Représentation graphique du terrain de jeu.</text:span></text:p>
      <text:p text:style-name="P6"><text:span text:style-name="T3">zone d’influence d’un objet/item</text:span><text:span text:style-name="T2"> </text:span><text:span text:style-name="T1">: zone dans laquelle un item peut interagir.</text:span></text:p>
      <text:p text:style-name="P6"><text:span text:style-name="T3">emplacement</text:span><text:span text:style-name="T2"> </text:span><text:span text:style-name="T1">: représente la place prise par un objet dans l’inventaire autour d’un portail. Un portail n'a que 8 emplacement  pouvant comporter des résonateurs.</text:span></text:p>
      <text:p text:style-name="P6"><text:span text:style-name="T3">piège</text:span><text:span text:style-name="T2"> </text:span><text:span text:style-name="T1">: Structure interagissant avec le joueur si celui-ci passe ou  effectue une action à coter de lui. </text:span></text:p>
      <text:p text:style-name="P6"><text:span text:style-name="T3">équipe</text:span><text:span text:style-name="T2"> </text:span><text:span text:style-name="T1">: Groupe de joueur, il y en a deux dans ce jeux. L’appartenance est obligatoire et est choisi à la première connexion. </text:span></text:p>
      <text:p text:style-name="P6"><text:span text:style-name="T3">barre d’énergie</text:span><text:span text:style-name="T2"> </text:span><text:span text:style-name="T1">:La barre d’action est la quantité d'énergie stocker par le joueur. Elle se vide d’une certaine quantité à chaque action du joueur. Si elle est vide celui-ci ne peut plus effectuer d’action. On regagne de l'énergie de plusieurs façon dans le jeu (voir section “Gagner de l'énergie”).</text:span></text:p>
      <text:p text:style-name="P6"><text:span text:style-name="T3">lien</text:span><text:span text:style-name="T2"> </text:span><text:span text:style-name="T1">: Segment dont les extrémité sont deux portails. Un lien appartient à une équipe et à pour bute de déterminer la zone d’un territoire quand trois lien sont relier entre eux.  Il est créer et détruisable par les joueurs</text:span></text:p>
      <text:p text:style-name="P6"><text:span text:style-name="T3">Territoire</text:span><text:span text:style-name="T1">: Zone déterminer par 3 liens relier entre eux par une même équipe. Le territoire appartient à une équipe et donne des bonus et malus divers. Il est détruisable. </text:span></text:p>
      <text:p text:style-name="Text_20_body"/>
      <text:p text:style-name="P3">ACTIONS</text:p>
      <text:p text:style-name="Text_20_body"/>
      <text:p text:style-name="P6"><text:span text:style-name="T3">authentification</text:span><text:span text:style-name="T1">: création d’un compte sur l’application via une connexion Google+ .</text:span></text:p>
      <text:p text:style-name="P6"><text:span text:style-name="T3">piratage</text:span><text:span text:style-name="T2"> </text:span><text:span text:style-name="T1">: action vis-à-vis d’une construction (certaines ne sont pas piratables cependant)</text:span></text:p>
      <text:p text:style-name="P6"><text:span text:style-name="T3">maintenance</text:span><text:span text:style-name="T2"> </text:span><text:span text:style-name="T1">: action permettant de prolonger la durée de vie d’une construction</text:span></text:p>
      <text:p text:style-name="P6"><text:span text:style-name="T3">rechargement</text:span><text:span text:style-name="T2"> </text:span><text:span text:style-name="T1">: action de régénération d’énergie d’un item, ou d’un utilisateur.</text:span></text:p>
      <text:p text:style-name="P6"><text:span text:style-name="T3">échange</text:span><text:span text:style-name="T2"> </text:span><text:span text:style-name="T1">: Action effectuer pour échanger un objet avec un allié à proximité. </text:span></text:p>
      <text:p text:style-name="P6"><text:span text:style-name="T3">voler</text:span><text:span text:style-name="T2"> </text:span><text:span text:style-name="T1">: un hackeur peut, lors d’un échange d’objet entre 2 adversaires, saisir l’item échangé.</text:span></text:p>
      <text:p text:style-name="P2">Le hackeur doit se trouver dans un rayon proche du lieu de l’échange.</text:p>
      <text:p text:style-name="P6"><text:span text:style-name="T3">renforcement</text:span><text:span text:style-name="T1">: Action pour renforcer une construction , un lien ou un territoire?</text:span></text:p>
      <text:p text:style-name="P6"><text:span text:style-name="T3">protéger</text:span><text:span text:style-name="T1">: action régit par des items,  permettant la protection des portails.</text:span></text:p>
      <text:p text:style-name="P2">Ces items sont au nombre de 3 : bouclier, amplificateur de force et tourelle.</text:p>
      <text:p text:style-name="P6"><text:soft-page-break/><text:span text:style-name="T3">améliorer</text:span><text:span text:style-name="T2"> </text:span><text:span text:style-name="T1">: action régit par des items, permettant l’amélioration des capacités d’un portail.</text:span></text:p>
      <text:p text:style-name="P2">Ces items sont au nombre de 2 : amplificateur de lien, multi-piratage.</text:p>
      <text:p text:style-name="Text_20_body"/>
      <text:p text:style-name="P2">serveur : </text:p>
      <text:p text:style-name="Text_20_body"/>
      <text:p text:style-name="P2">client :</text:p>
      <text:p text:style-name="Text_20_body"/>
      <text:p text:style-name="P2">joueur : utilisateur</text:p>
      <text:p text:style-name="Text_20_body"/>
      <text:p text:style-name="P2">admin : </text:p>
      <text:p text:style-name="Text_20_body"/>
      <text:p text:style-name="P2">chat : discussion instantanée en ligne entre les membres d’une même équipe dans un rayon d’action défini.</text:p>
      <text:p text:style-name="P1"><text:line-break/><text:line-break/><text:line-break/><text:line-break/><text:line-break/><text:line-break/></text:p>
      <text:p text:style-name="P2">amplificateur de force : </text:p>
      <text:p text:style-name="P1"><text:line-break/></text:p>
      <text:p text:style-name="P2">passcode : ?????????</text:p>
      <text:p text:style-name="P1"><text:line-break/><text:line-break/><text:line-break/><text:line-break/><text:line-break/><text:line-break/><text:line-break/></text:p>
      <text:p text:style-name="P2">transfert d’énergie : </text:p>
      <text:p text:style-name="P1"><text:line-break/><text:line-break/><text:line-break/><text:line-break/><text:line-break/></text:p>
      <text:p text:style-name="P2">structure: construction.</text:p>
      <text:p text:style-name="Text_20_body"/>
      <text:p text:style-name="P3"><text:soft-page-break/>CARTE</text:p>
      <text:p text:style-name="Text_20_body"/>
      <text:p text:style-name="P3">ITEMS</text:p>
      <text:p text:style-name="P1"><text:line-break/><text:line-break/><text:line-break/><text:line-break/><text:line-break/><text:line-break/></text:p>
      <text:p text:style-name="P4">Serveur:</text:p>
      <text:p text:style-name="Text_20_body"><text:span text:style-name="T4"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5T23:03:40.620718404</dc:date>
    <meta:editing-duration>PT1M21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4" meta:paragraph-count="77" meta:word-count="927" meta:character-count="5850" meta:non-whitespace-character-count="4945"/>
  </office:meta>
</office:document-meta>
</file>